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frac>
                    <mn>1</mn>
                    <mrow>
                      <mrow>
                        <mi mathvariant="italic">ar</mi>
                        <mo stretchy="false">∗</mo>
                        <mi>tan</mi>
                      </mrow>
                      <mrow>
                        <mo fence="true" stretchy="false">(</mo>
                        <mrow>
                          <mfrac>
                            <mi mathvariant="italic">FOV</mi>
                            <mn>2</mn>
                          </mfrac>
                        </mrow>
                        <mo fence="true" stretchy="false">)</mo>
                      </mrow>
                    </mrow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table>
                    <mtr>
                      <mtd>
                        <mfrac>
                          <mn>1</mn>
                          <mrow>
                            <mi>tan</mi>
                            <mrow>
                              <mo fence="true" stretchy="false">(</mo>
                              <mrow>
                                <mfrac>
                                  <mi mathvariant="italic">FOV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frac>
                      </mtd>
                    </mtr>
                  </mtable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row>
                      <mrow>
                        <mo stretchy="false">−</mo>
                        <mi>n</mi>
                      </mrow>
                      <mo stretchy="false">−</mo>
                      <mi>f</mi>
                    </mrow>
                    <mrow>
                      <mi>n</mi>
                      <mo stretchy="false">−</mo>
                      <mi>f</mi>
                    </mrow>
                  </mfrac>
                </mtd>
                <mtd>
                  <mfrac>
                    <mrow>
                      <mn>2</mn>
                      <mi mathvariant="italic">fn</mi>
                    </mrow>
                    <mrow>
                      <mi>n</mi>
                      <mo stretchy="false">−</mo>
                      <mi>f</mi>
                    </mrow>
                  </mfrac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frac>
                  <mi>X</mi>
                  <mrow>
                    <mrow>
                      <mi mathvariant="italic">ar</mi>
                      <mo stretchy="false">∗</mo>
                      <mi>tan</mi>
                    </mrow>
                    <mrow>
                      <mo fence="true" stretchy="false">(</mo>
                      <mrow>
                        <mfrac>
                          <mi mathvariant="italic">FOV</mi>
                          <mn>2</mn>
                        </mfrac>
                      </mrow>
                      <mo fence="true" stretchy="false">)</mo>
                    </mrow>
                  </mrow>
                </mfrac>
              </mtd>
            </mtr>
            <mtr>
              <mtd>
                <mfrac>
                  <mi>Y</mi>
                  <mrow>
                    <mi>tan</mi>
                    <mrow>
                      <mo fence="true" stretchy="false">(</mo>
                      <mrow>
                        <mfrac>
                          <mi mathvariant="italic">FOV</mi>
                          <mn>2</mn>
                        </mfrac>
                      </mrow>
                      <mo fence="true" stretchy="false">)</mo>
                    </mrow>
                  </mrow>
                </mfrac>
              </mtd>
            </mtr>
            <mtr>
              <mtd>
                <mrow>
                  <mi>Z</mi>
                  <mrow>
                    <mfrac>
                      <mrow>
                        <mrow>
                          <mo stretchy="false">−</mo>
                          <mi>n</mi>
                        </mrow>
                        <mo stretchy="false">−</mo>
                        <mi>f</mi>
                      </mrow>
                      <mrow>
                        <mi>n</mi>
                        <mo stretchy="false">−</mo>
                        <mi>f</mi>
                      </mrow>
                    </mfrac>
                    <mo stretchy="false">+</mo>
                    <mfrac>
                      <mrow>
                        <mn>2</mn>
                        <mi mathvariant="italic">fn</mi>
                      </mrow>
                      <mrow>
                        <mi>n</mi>
                        <mo stretchy="false">−</mo>
                        <mi>f</mi>
                      </mrow>
                    </mfrac>
                  </mrow>
                </mrow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[matrix{ {1} over {ar* tan( {FOV} over {2} ) } #0#0#0##0#{matrix{ {1} over {tan( {FOV} over {2} ) }}}#0#0
##0#0#{-n-f} over {n - f}#{2fn} over {n - f}##0#0#1#0}right]* left [ stack {X#Y#Z#1} right ] =left[ stack{X over {ar* tan( {FOV} over {2})}#Y over {tan( {FOV} over {2} ) }#Z{-n-f} over {n - f}+{2fn} over {n - f}#Z}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3.2$Linux_X86_64 LibreOffice_project/40$Build-2</meta:generator>
    <dc:date>2015-05-16T11:33:25.329293313</dc:date>
    <meta:editing-duration>P1DT13M10S</meta:editing-duration>
    <meta:editing-cycles>2</meta:editing-cycles>
  </office:meta>
</office:document-meta>
</file>